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title">
      <style:graphic-properties fo:min-height="3.256cm"/>
    </style:style>
    <style:style style:name="pr2" style:family="presentation" style:parent-style-name="Varsayılan-subtitle">
      <style:graphic-properties draw:fill-color="#ffffff" fo:min-height="13.609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title">
      <style:graphic-properties draw:auto-grow-height="true" fo:min-height="3.507cm"/>
    </style:style>
    <style:style style:name="pr5" style:family="presentation" style:parent-style-name="Varsayılan-outline1">
      <style:graphic-properties fo:min-height="13.609cm"/>
    </style:style>
    <style:style style:name="pr6" style:family="presentation" style:parent-style-name="Varsayılan-notes">
      <style:graphic-properties draw:fill-color="#ffffff" fo:min-height="13.114cm"/>
    </style:style>
    <style:style style:name="pr7" style:family="presentation" style:parent-style-name="Varsayılan-outline1">
      <style:graphic-properties fo:min-height="13.61cm"/>
    </style:style>
    <style:style style:name="P1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<text:span text:style-name="T1">Kap Temelli Özgür Sanallaştırma Çözümleri</text:span></text:p>
            <text:p/>
            <text:p/>
            <text:p/>
            <text:p><text:span text:style-name="T2">Erdem Bayer</text:span></text:p>
            <text:p><text:span text:style-name="T3"><text:a xlink:href="mailto:ebayer@bayer.gen.tr">ebayer@bayer.gen.tr</text:a></text:span></text:p>
            <text:p><text:span text:style-name="T3"><text:a xlink:href="mailto:ebayer@pardus.org.tr">ebayer@pardus.org.tr</text:a></text:span></text:p>
            <text:p><text:span text:style-name="T3"/></text:p>
            <text:p><text:span text:style-name="T3"/></text:p>
            <text:p><text:span text:style-name="T3">Akademik Bilişim'11 - Malaty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4" draw:layer="layout" svg:width="25.199cm" svg:height="3.507cm" svg:x="1.4cm" svg:y="0.837cm" presentation:class="title">
          <draw:text-box>
            <text:p>Sunum Planı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ap (Container) Sanallaştırma</text:p>
              </text:list-item>
              <text:list-item>
                <text:p>Artıları / Eksileri / Limitleri</text:p>
              </text:list-item>
              <text:list-item>
                <text:p>Çözümler</text:p>
                <text:list>
                  <text:list-item>
                    <text:p>Linux Vserver</text:p>
                  </text:list-item>
                  <text:list-item>
                    <text:p>OpenVZ</text:p>
                  </text:list-item>
                  <text:list-item>
                    <text:p>LXC (Linux Containers)</text:p>
                  </text:list-item>
                </text:list>
              </text:list-item>
              <text:list-item>
                <text:p>Örnek: lx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Kap Temelli Sanallaştır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İşletim sistemi kernel'inin aralarındaki izolasyonu sağlayarak birden fazla kullanıcı-alanı (userspace) yaratabilme yeteneğidir.</text:p>
              </text:list-item>
              <text:list-item>
                <text:p>İşletim sistemi kernel'i isimalanı ayırma yeteneğini kullanarak birden fazla init süreci başlatır.</text:p>
              </text:list-item>
              <text:list-item>
                <text:p>Her init süreci kendi adres alanına sahiptir, dolayısı ile bir kap içindeki yazılımlar diğer kap içindeki yazılımlara müdahale edemez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Kap Temelli Sanallaştır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İleri seviye chroot mekanizması gibi düşünülebilir.</text:p>
              </text:list-item>
              <text:list-item>
                <text:p>Kernel kaynak yönetimi ile kapların kullandıkları kaynaklar kısıtlanabilir.</text:p>
              </text:list-item>
              <text:list-item>
                <text:p>Her kap temelli sanallaştırma çözümü kendi kernel yaması ve yönetim araçları ile gel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Kullanım Alanları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PS, Virtual Hosting</text:p>
              </text:list-item>
              <text:list-item>
                <text:p>Yarı / Tam Sanallaştırma çözümlerinin getirdiği yüke ihtiyaç olmayan, ancak yine de izolasyon ve kaynak yönetimi gerektiren tüm durum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den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artaca (<text:a xlink:href="http://www.kartaca.com/">http://www.kartaca.com</text:a>) 'da çalışırken Linux-VServer ile tanıştım.</text:p>
              </text:list-item>
              <text:list-item>
                <text:p>Linux-Vserver kullanılmasının sebebi ihtiyaçlardan çok alışkanlıklar ile ilgiliydi.</text:p>
              </text:list-item>
              <text:list-item>
                <text:p>İzolasyon ayarları doğru yapılmadığından bir kap içinde çalışan uygulamalardaki hatalar diğer kapların kullanımını etkiliyordu.</text:p>
              </text:list-item>
              <text:list-item>
                <text:p>Pardus (<text:a xlink:href="http://www.pardus.org.tr/">http://www.pardus.org.tr/</text:a>) projesi kapsamında kullanılan paket derleme çiftlikleri eldeki kaynakların atıl kullanılmasına sebep oluyordu.</text:p>
              </text:list-item>
              <text:list-item>
                <text:p>Hem kaynakları koruyacak, hem de dağıtıma minimum bakım ve işletim maliyeti getirecek bir sanallaştırma çözümüne ihtiyaç vardı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den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pervizör tabanlı sanallaştırma çözümü – KVM</text:p>
              </text:list-item>
              <text:list-item>
                <text:p>Paket Derleme işlemlerinde ciddi zaman kaybı</text:p>
              </text:list-item>
              <text:list-item>
                <text:p>Testler:</text:p>
                <text:list>
                  <text:list-item>
                    <text:p>Hyperthreading: açık / kapalı</text:p>
                  </text:list-item>
                  <text:list-item>
                    <text:p>Host IO Scheduler: cfg / dead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Neden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yperthreading on – IO Scheduler cfg</text:p>
                <text:list>
                  <text:list-item>
                    <text:p>Fiziksel Makine</text:p>
                    <text:list>
                      <text:list-item>
                        <text:p>User time (seconds): 2847.81</text:p>
                      </text:list-item>
                      <text:list-item>
                        <text:p>System time (seconds): 1371.26</text:p>
                      </text:list-item>
                      <text:list-item>
                        <text:p>Percent of CPU this job got: 244%</text:p>
                      </text:list-item>
                      <text:list-item>
                        <text:p>Elapsed (wall clock) time (h:mm:ss or m:ss): 28:48.32</text:p>
                      </text:list-item>
                    </text:list>
                  </text:list-item>
                  <text:list-item>
                    <text:p>Sanal Makine</text:p>
                    <text:list>
                      <text:list-item>
                        <text:p>User time (seconds): 2140.98</text:p>
                      </text:list-item>
                      <text:list-item>
                        <text:p>System time (seconds): 792.75</text:p>
                      </text:list-item>
                      <text:list-item>
                        <text:p>Percent of CPU this job got: 96%</text:p>
                      </text:list-item>
                      <text:list-item>
                        <text:p>Elapsed (wall clock) time (h:mm:ss or m:ss): 50:39.8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Neden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yperthreading off – IO Scheduler cfg</text:p>
                <text:list>
                  <text:list-item>
                    <text:p>Fiziksel Makine</text:p>
                    <text:list>
                      <text:list-item>
                        <text:p>User time (seconds): 2792.07</text:p>
                      </text:list-item>
                      <text:list-item>
                        <text:p>System time (seconds): 1334.44</text:p>
                      </text:list-item>
                      <text:list-item>
                        <text:p>Percent of CPU this job got: 241%</text:p>
                      </text:list-item>
                      <text:list-item>
                        <text:p>Elapsed (wall clock) time (h:mm:ss or m:ss): 28:25.19</text:p>
                      </text:list-item>
                    </text:list>
                  </text:list-item>
                  <text:list-item>
                    <text:p>Sanal Makine</text:p>
                    <text:list>
                      <text:list-item>
                        <text:p>User time (seconds): 2162.67</text:p>
                      </text:list-item>
                      <text:list-item>
                        <text:p>System time (seconds): 794.07</text:p>
                      </text:list-item>
                      <text:list-item>
                        <text:p>Percent of CPU this job got: 96%</text:p>
                      </text:list-item>
                      <text:list-item>
                        <text:p>Elapsed (wall clock) time (h:mm:ss or m:ss): 51:07.5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Neden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yperthreading off – IO Scheduler deadline</text:p>
                <text:list>
                  <text:list-item>
                    <text:p>Fiziksel Makine</text:p>
                    <text:list>
                      <text:list-item>
                        <text:p>User time (seconds): 2792.07</text:p>
                      </text:list-item>
                      <text:list-item>
                        <text:p>System time (seconds): 1334.44</text:p>
                      </text:list-item>
                      <text:list-item>
                        <text:p>Percent of CPU this job got: 241%</text:p>
                      </text:list-item>
                      <text:list-item>
                        <text:p>Elapsed (wall clock) time (h:mm:ss or m:ss): 28:25.19</text:p>
                      </text:list-item>
                    </text:list>
                  </text:list-item>
                  <text:list-item>
                    <text:p>Sanal Makine</text:p>
                    <text:list>
                      <text:list-item>
                        <text:p>User time (seconds): 2162.67</text:p>
                      </text:list-item>
                      <text:list-item>
                        <text:p>System time (seconds): 794.07</text:p>
                      </text:list-item>
                      <text:list-item>
                        <text:p>Percent of CPU this job got: 96%</text:p>
                      </text:list-item>
                      <text:list-item>
                        <text:p>Elapsed (wall clock) time (h:mm:ss or m:ss): 51:07.5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Artıları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pervizör veya emülatör katmanının getirdiği yük yoktur. (Tüm izolasyon kontrolleri context switch gerekmeden kernel seviyesinde yapılır)</text:p>
              </text:list-item>
              <text:list-item>
                <text:p>Aynı dosya sistemini paylaşabilme yeteneği (cow hard linkler ile)</text:p>
              </text:list-item>
              <text:list-item>
                <text:p>Kaplar aynı fiziksel kaynakları kullanır.</text:p>
              </text:list-item>
              <text:list-item>
                <text:p>Ağ yönetimi izolasyon temellidir. (sanallaştırmanın getirdiği fazladan paket yükü yoktur.)</text:p>
              </text:list-item>
              <text:list-item>
                <text:p>Ortak kernel, ortak modüller</text:p>
              </text:list-item>
              <text:list-item>
                <text:p>Kaplar farklı linux dağıtımları olabili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Artıları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aynak kontrolü kernel tarafından sağlandığı için kullanılmayan kaynaklar diğer kaplar arasında paylaştırılabilir.</text:p>
              </text:list-item>
              <text:list-item>
                <text:p>Kaplar kolayca yedeklenebilir ve taşınabilir.</text:p>
              </text:list-item>
              <text:list-item>
                <text:p>Kullanıcı açısından bakıldığında kap içinde çalışan işletim sisteminin fiziksel kurulumdan farkı yoktur. (hemen hemen)</text:p>
              </text:list-item>
              <text:list-item>
                <text:p>Fiziksel kurulumda çalışan çoğu yazılım kap içine kurulduğunda da çalışabil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Eksileri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Ortak kernel, ortak modüller</text:p>
              </text:list-item>
              <text:list-item>
                <text:p>Tüm kaplar linux olmak zorundadır.</text:p>
              </text:list-item>
              <text:list-item>
                <text:p>Donanım sanallaştırması yerine izolasyon kullanılır.</text:p>
              </text:list-item>
              <text:list-item>
                <text:p>Ağ yönetimi izolasyon temellidir. (Kaplar kendi ağ, yönlendirme ve paket filtreleme mekanizmalarını kullanamazlar)</text:p>
              </text:list-item>
              <text:list-item>
                <text:p>Kap içinde çalışacak kurulumlar elden geçirilmelid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Eksileri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aplar içinde çalışacak linux kurulumları çalışan kernel ile uyumlu olmak zorundadır.</text:p>
              </text:list-item>
              <text:list-item>
                <text:p>Çoğu kap teknolojisi kernel yaması şeklinde gelir.</text:p>
              </text:list-item>
              <text:list-item>
                <text:p>Her kap teknolojisi kendi yönetim araçları ve ayar dosyaları ile gelir.</text:p>
              </text:list-item>
              <text:list-item>
                <text:p>Kaplar içinde donanım kullanımı kısıtlıdır. (udev, hwclock, v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Yönetim Araçları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Her kap teknolojisinin kendi komut seti ve ayar isimlendirmesi vardır.</text:p>
              </text:list-item>
              <text:list-item>
                <text:p>OpenVZ ve LXC kapları Libvirt Sanallaştırma API'si (<text:a xlink:href="http://www.libvirt.org/">http://www.libvirt.org/</text:a>) ile yönetilebilmekted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Linux-VServ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Jacques Gélinas tarafından 2001 yılında başlatılmış.</text:p>
              </text:list-item>
              <text:list-item>
                <text:p>Şu an Herbert Pötzl tarafından geliştiriliyor.</text:p>
              </text:list-item>
              <text:list-item>
                <text:p>Kernel yaması ve yönetim araçlarından oluşur.</text:p>
              </text:list-item>
              <text:list-item>
                <text:p>Stabil sürüm 2.6.22.19, geliştirme sürümü 2.6.38-rc2 kernel yaması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Linux-VServe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ashify uygulaması ile kaplar arasında dosya paylaşımı (Kaplar içinde içeriği aynı olan dosyalardan sadece bir tane tutulur.)</text:p>
              </text:list-item>
              <text:list-item>
                <text:p>Ipv6 uyumluluğu için fazladan yama gerekiyor. (util-vserver &gt;= 0.30.212)</text:p>
              </text:list-item>
              <text:list-item>
                <text:p>Sorunlu uygulamalar: hylafax, screen, asterix, samba, zimbra, v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OpenVZ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arallels Virtuozzo Containers ürününün temeli</text:p>
              </text:list-item>
              <text:list-item>
                <text:p>2.6.16 – 2.6.32 kernel yamaları</text:p>
              </text:list-item>
              <text:list-item>
                <text:p>Checkpoint ve Canlı göç desteğ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Cgroups (Kontrol Grupları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inux Kernel'inin bir grup sürecin kullanacağı kaynak (cpu, ram, disk io) miktarını sınırlama yöntemidir.</text:p>
              </text:list-item>
              <text:list-item>
                <text:p>2006 yılında başlayan proje 2.6.24'den beri kernel içinded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1" draw:layer="layout" svg:width="25.199cm" svg:height="3.256cm" svg:x="1.4cm" svg:y="0.962cm" presentation:class="title">
          <draw:text-box>
            <text:p>LXC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iğer kap temelli sanallaştırma çözümlerine göre daha genç.</text:p>
              </text:list-item>
              <text:list-item>
                <text:p>Kontrol grupları (cgroups) ile kaynak yönetimi ve kernel isimalanları (namespaces) ile kaynak izolasyonu sağlar.</text:p>
              </text:list-item>
              <text:list-item>
                <text:p>2.6.29'dan beri vanilla kernel içinde geliştiriliy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4T07:29:18</meta:creation-date>
    <meta:editing-duration>PT03H18M38S</meta:editing-duration>
    <meta:editing-cycles>22</meta:editing-cycles>
    <dc:date>2011-02-04T10:50:19</dc:date>
    <meta:generator>OpenOffice.org/3.2$Unix OpenOffice.org_project/320m19$Build-9505</meta:generator>
    <meta:document-statistic meta:object-count="101"/>
  </office:meta>
</office:document-meta>
</file>